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560000285200000DBF31722BA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520pt" fo:font-weight="bold" style:font-size-asian="520pt" style:font-weight-asian="bold" style:font-size-complex="5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520pt" fo:font-weight="bold" style:font-size-asian="520pt" style:font-weight-asian="bold" style:font-size-complex="5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7cm" svg:height="29.75cm" svg:x="3.5cm" svg:y="-0.25cm">
          <draw:text-box>
            <text:p text:style-name="P1"><text:span text:style-name="T1">S9.6/</text:span></text:p>
          </draw:text-box>
        </draw:frame>
        <draw:frame draw:style-name="gr2" draw:text-style-name="P2" draw:layer="layout" svg:width="102.68cm" svg:height="35cm" svg:x="43.32cm" svg:y="2.5cm">
          <draw:image xlink:href="Pictures/200001560000285200000DBF31722BA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0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6-18T11:14:17</dc:date>
    <dc:creator>David Harris</dc:creator>
    <meta:generator>OpenOffice.org/3.1$Unix OpenOffice.org_project/310m11$Build-9399</meta:generator>
    <meta:editing-duration>PT00H18M14S</meta:editing-duration>
    <meta:editing-cycles>1</meta:editing-cycles>
    <meta:document-statistic meta:object-count="2"/>
  </office:meta>
</office:document-meta>
</file>